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TimedOutException.TransactionTimedOut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TimedOutException.TransactionTimedOu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